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5958in"/>
    </style:style>
    <style:style style:name="Table2.C" style:family="table-column">
      <style:table-column-properties style:column-width="0.3792in"/>
    </style:style>
    <style:style style:name="Table2.D" style:family="table-column">
      <style:table-column-properties style:column-width="0.3722in"/>
    </style:style>
    <style:style style:name="Table2.E" style:family="table-column">
      <style:table-column-properties style:column-width="2.5in"/>
    </style:style>
    <style:style style:name="Table2.F" style:family="table-column">
      <style:table-column-properties style:column-width="1.8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1ccad8" officeooo:paragraph-rsid="001ccad8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10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1" style:family="paragraph" style:parent-style-name="Standard">
      <style:text-properties style:font-name="Calibri1" officeooo:rsid="001ccad8" officeooo:paragraph-rsid="001ccad8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badi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3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ccad8" officeooo:paragraph-rsid="001ccad8" style:font-size-asian="7pt" style:font-size-complex="7pt"/>
    </style:style>
    <style:style style:name="P14" style:family="paragraph" style:parent-style-name="List_20_Paragraph" style:list-style-name="WWNum2">
      <style:paragraph-properties fo:margin-top="0in" fo:margin-bottom="0in" style:contextual-spacing="true" fo:line-height="115%" fo:orphans="0" fo:widows="0"/>
      <style:text-properties style:font-name="Calibri1" fo:font-size="7pt" officeooo:rsid="001ccad8" officeooo:paragraph-rsid="001ccad8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ccad8" officeooo:paragraph-rsid="001ccad8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1d71b1" style:font-size-asian="7pt" style:font-size-complex="7pt"/>
    </style:style>
    <style:style style:name="P18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ccad8" officeooo:paragraph-rsid="001ccad8" style:font-size-asian="7pt" style:font-size-complex="7pt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32ca8" officeooo:paragraph-rsid="00132ca8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5" style:family="paragraph" style:parent-style-name="Standard" style:list-style-name="WWNum2">
      <loext:graphic-properties draw:fill="none"/>
      <style:paragraph-properties fo:margin-left="0.5in" fo:margin-right="0in" fo:margin-top="0in" fo:margin-bottom="0in" style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style:font-name="Calibri1" fo:font-size="7pt" officeooo:rsid="001d71b1" officeooo:paragraph-rsid="001d71b1" style:font-size-asian="7pt" style:font-size-complex="7pt"/>
    </style:style>
    <style:style style:name="P26" style:family="paragraph" style:parent-style-name="Standard">
      <style:paragraph-properties fo:line-height="115%" fo:orphans="0" fo:widows="0"/>
      <style:text-properties style:font-name="Calibri1" fo:font-size="7pt" officeooo:rsid="00200b48" officeooo:paragraph-rsid="00200b48" style:font-size-asian="7pt" style:font-size-complex="7pt"/>
    </style:style>
    <style:style style:name="P2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00b48" officeooo:paragraph-rsid="00200b48" style:font-size-asian="7pt" style:font-size-complex="7pt"/>
    </style:style>
    <style:style style:name="T1" style:family="text">
      <style:text-properties officeooo:rsid="001e21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Kinetics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12">Bullet</text:p>
          </table:table-cell>
          <table:table-cell table:style-name="Table1.A1" office:value-type="string">
            <text:p text:style-name="P12">RS+4</text:p>
          </table:table-cell>
          <table:table-cell table:style-name="Table1.A1" office:value-type="string">
            <text:p text:style-name="P12">MS+2</text:p>
          </table:table-cell>
          <table:table-cell table:style-name="Table1.A1" office:value-type="string">
            <text:p text:style-name="P12">RS+2</text:p>
          </table:table-cell>
          <table:table-cell table:style-name="Table1.A1" office:value-type="string">
            <text:p text:style-name="P12">RS+2</text:p>
          </table:table-cell>
          <table:table-cell table:style-name="Table1.A1" office:value-type="string">
            <text:p text:style-name="P12">CP+0</text:p>
          </table:table-cell>
        </table:table-row>
        <table:table-row table:style-name="Table1.1">
          <table:table-cell table:style-name="Table1.A1" office:value-type="string">
            <text:p text:style-name="P12">Nimble</text:p>
          </table:table-cell>
          <table:table-cell table:style-name="Table1.A1" office:value-type="string">
            <text:p text:style-name="P12">RS+3</text:p>
          </table:table-cell>
          <table:table-cell table:style-name="Table1.A1" office:value-type="string">
            <text:p text:style-name="P12">MS+2</text:p>
          </table:table-cell>
          <table:table-cell table:style-name="Table1.A1" office:value-type="string">
            <text:p text:style-name="P12">RS+1</text:p>
          </table:table-cell>
          <table:table-cell table:style-name="Table1.A1" office:value-type="string">
            <text:p text:style-name="P12">RW+4</text:p>
          </table:table-cell>
          <table:table-cell table:style-name="Table1.A1" office:value-type="string">
            <text:p text:style-name="P12">CR+0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9">Name</text:p>
          </table:table-cell>
          <table:table-cell table:style-name="Table2.A1" office:value-type="string">
            <text:p text:style-name="P9">Category</text:p>
          </table:table-cell>
          <table:table-cell table:style-name="Table2.A1" office:value-type="string">
            <text:p text:style-name="P9">Cost</text:p>
          </table:table-cell>
          <table:table-cell table:style-name="Table2.A1" office:value-type="string">
            <text:p text:style-name="P9">Burn</text:p>
          </table:table-cell>
          <table:table-cell table:style-name="Table2.A1" office:value-type="string">
            <text:p text:style-name="P10">Effects</text:p>
          </table:table-cell>
          <table:table-cell table:style-name="Table2.A1" office:value-type="string">
            <text:p text:style-name="P9">Enhancements</text:p>
          </table:table-cell>
        </table:table-row>
        <table:table-row table:style-name="Table2.1">
          <table:table-cell table:style-name="Table2.A1" office:value-type="string">
            <text:p text:style-name="P5">Adhesion</text:p>
          </table:table-cell>
          <table:table-cell table:style-name="Table2.A1" office:value-type="string">
            <text:p text:style-name="P5">Utility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257574244" text:style-name="WWNum2">
              <text:list-item>
                <text:p text:style-name="P20">Clinging</text:p>
              </text:list-item>
              <text:list-item>
                <text:p text:style-name="P20">Muscle (8) (Grabs, Holds, Escape)</text:p>
              </text:list-item>
            </text:list>
          </table:table-cell>
          <table:table-cell table:style-name="Table2.A1" office:value-type="string">
            <text:list xml:id="list194739063882065" text:continue-numbering="true" text:style-name="WWNum2">
              <text:list-item>
                <text:p text:style-name="P1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Afterburners</text:p>
          </table:table-cell>
          <table:table-cell table:style-name="Table2.A1" office:value-type="string">
            <text:p text:style-name="P5">Adder, Movemen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194740443002692" text:continue-numbering="true" text:style-name="WWNum2">
              <text:list-item>
                <text:p text:style-name="P20">Move (+10)</text:p>
              </text:list-item>
              <text:list-item>
                <text:p text:style-name="P20">Overland (+1)</text:p>
              </text:list-item>
            </text:list>
          </table:table-cell>
          <table:table-cell table:style-name="Table2.A1" office:value-type="string">
            <text:list xml:id="list194739680980496" text:continue-numbering="true" text:style-name="WWNum2">
              <text:list-item>
                <text:p text:style-name="P1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Bonus Dodge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0</text:p>
          </table:table-cell>
          <table:table-cell table:style-name="Table2.A1" office:value-type="string">
            <text:list xml:id="list194740133107697" text:continue-numbering="true" text:style-name="WWNum2">
              <text:list-item>
                <text:p text:style-name="P20">Bonus Dodge (1)</text:p>
              </text:list-item>
            </text:list>
          </table:table-cell>
          <table:table-cell table:style-name="Table2.A1" office:value-type="string">
            <text:list xml:id="list194740774056696" text:continue-numbering="true" text:style-name="WWNum2">
              <text:list-item>
                <text:p text:style-name="P13">Dodge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Force Multiplier</text:p>
          </table:table-cell>
          <table:table-cell table:style-name="Table2.A1" office:value-type="string">
            <text:p text:style-name="P5">Adder, Attack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list xml:id="list194739741753618" text:continue-numbering="true" text:style-name="WWNum2">
              <text:list-item>
                <text:p text:style-name="P14">Knock (1)</text:p>
              </text:list-item>
              <text:list-item>
                <text:p text:style-name="P14">Extra Knock (1)</text:p>
              </text:list-item>
            </text:list>
          </table:table-cell>
          <table:table-cell table:style-name="Table2.A1" office:value-type="string">
            <text:list xml:id="list2376384842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Friction Frenzy</text:p>
          </table:table-cell>
          <table:table-cell table:style-name="Table2.A1" office:value-type="string">
            <text:p text:style-name="P5">Attack, Touch, One Targe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list xml:id="list194740418561189" text:continue-list="list194739741753618" text:style-name="WWNum2">
              <text:list-item>
                <text:p text:style-name="P20">Burn (1d4+1)</text:p>
              </text:list-item>
              <text:list-item>
                <text:p text:style-name="P20">Winded (2) (Reflex, Toughness)</text:p>
              </text:list-item>
            </text:list>
          </table:table-cell>
          <table:table-cell table:style-name="Table2.A1" office:value-type="string">
            <text:list xml:id="list194739877752226" text:continue-list="list2376384842" text:style-name="WWNum1">
              <text:list-item>
                <text:p text:style-name="P16">Burn -1 / x3 / -- / 10P</text:p>
              </text:list-item>
              <text:list-item>
                <text:p text:style-name="P16">Die Step / x2 / +1B / 10P</text:p>
              </text:list-item>
              <text:list-item>
                <text:p text:style-name="P16">Friction Burn – Target also takes 1d4 Penetrating Physical Damage / x1 / +1B / 10P</text:p>
              </text:list-item>
              <text:list-item>
                <text:p text:style-name="P16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Hit and Run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list xml:id="list194739053249533" text:continue-list="list194740418561189" text:style-name="WWNum2">
              <text:list-item>
                <text:p text:style-name="P21">If you spend an energy, you can take a ½ move after attacking</text:p>
              </text:list-item>
            </text:list>
          </table:table-cell>
          <table:table-cell table:style-name="Table2.A1" office:value-type="string">
            <text:list xml:id="list194739832783305" text:continue-numbering="true" text:style-name="WWNum2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Improved Disengage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94739250875836" text:continue-list="list194739877752226" text:style-name="WWNum1">
              <text:list-item>
                <text:p text:style-name="P22">When you disengage, your opponent gets no bonus to his attack</text:p>
              </text:list-item>
            </text:list>
          </table:table-cell>
          <table:table-cell table:style-name="Table2.A1" office:value-type="string">
            <text:list xml:id="list194740679294831" text:continue-numbering="true" text:style-name="WWNum1">
              <text:list-item>
                <text:p text:style-name="P16">Disengaged – You get +2 defense when you disengage / x1 / -- / 20P</text:p>
              </text:list-item>
              <text:list-item>
                <text:p text:style-name="P16">Elusive – You never take disengage attacks (req. Disengaged) / x1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Inertial Reduction</text:p>
          </table:table-cell>
          <table:table-cell table:style-name="Table2.A1" office:value-type="string">
            <text:p text:style-name="P7">Attack, Ranged, One Targe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4/2</text:p>
          </table:table-cell>
          <table:table-cell table:style-name="Table2.A1" office:value-type="string">
            <text:list xml:id="list194740904200779" text:continue-list="list194739832783305" text:style-name="WWNum2">
              <text:list-item>
                <text:p text:style-name="P23">Range Band (5)</text:p>
              </text:list-item>
              <text:list-item>
                <text:p text:style-name="P23">Reduced Mass (Muscle, Reflex)</text:p>
              </text:list-item>
              <text:list-item>
                <text:p text:style-name="P23">Can be used on self for Burn 2 and you can ignore the save</text:p>
              </text:list-item>
            </text:list>
          </table:table-cell>
          <table:table-cell table:style-name="Table2.A1" office:value-type="string">
            <text:list xml:id="list194739839958559" text:continue-list="list194740679294831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6">Range +1 / x3 / +0B / 10P</text:p>
              </text:list-item>
              <text:list-item>
                <text:p text:style-name="P16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Kinetic Blast</text:p>
          </table:table-cell>
          <table:table-cell table:style-name="Table2.A1" office:value-type="string">
            <text:p text:style-name="P7">Attack, Ranged, One Targe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list xml:id="list194740430099665" text:continue-list="list194740904200779" text:style-name="WWNum2">
              <text:list-item>
                <text:p text:style-name="P23">Range Band (5)</text:p>
              </text:list-item>
              <text:list-item>
                <text:p text:style-name="P23">Damage (2d6 + REF) (Physical)</text:p>
              </text:list-item>
              <text:list-item>
                <text:p text:style-name="P23">Knock (3)</text:p>
              </text:list-item>
              <text:list-item>
                <text:p text:style-name="P23">Extra Knock (1)</text:p>
              </text:list-item>
            </text:list>
          </table:table-cell>
          <table:table-cell table:style-name="Table2.A1" office:value-type="string">
            <text:list xml:id="list194739545842662" text:continue-list="list194739839958559" text:style-name="WWNum1">
              <text:list-item>
                <text:p text:style-name="P16">Accuracy +2 / x2 / +0B / 10P</text:p>
              </text:list-item>
              <text:list-item>
                <text:p text:style-name="P16">Burn -1 / x3 / -- / 10P</text:p>
              </text:list-item>
              <text:list-item>
                <text:p text:style-name="P16">Dmg Die / x3 / +1B / <text:span text:style-name="T1">2</text:span>0P</text:p>
              </text:list-item>
              <text:list-item>
                <text:p text:style-name="P16">Dmg Die / x3 / -2A / <text:span text:style-name="T1">2</text:span>0P</text:p>
              </text:list-item>
              <text:list-item>
                <text:p text:style-name="P16">Rang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Kinetic Shield</text:p>
          </table:table-cell>
          <table:table-cell table:style-name="Table2.A1" office:value-type="string">
            <text:p text:style-name="P7">Armor, Activated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94740047557640" text:continue-list="list194740430099665" text:style-name="WWNum2">
              <text:list-item>
                <text:p text:style-name="P23">Armor (4/0/0)</text:p>
              </text:list-item>
              <text:list-item>
                <text:p text:style-name="P23">Immune (Fall Damage)</text:p>
              </text:list-item>
              <text:list-item>
                <text:p text:style-name="P23">Resist (2) (Knockback)</text:p>
              </text:list-item>
            </text:list>
          </table:table-cell>
          <table:table-cell table:style-name="Table2.A1" office:value-type="string">
            <text:list xml:id="list194739536711817" text:continue-list="list194739545842662" text:style-name="WWNum1">
              <text:list-item>
                <text:p text:style-name="P16">Armor / x3 / +0B / 10P</text:p>
              </text:list-item>
              <text:list-item>
                <text:p text:style-name="P16">Resist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Kinetic Siphon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94740981900146" text:continue-list="list194740047557640" text:style-name="WWNum2">
              <text:list-item>
                <text:p text:style-name="P23">When you knock someone, you choose either Burn Reduction, or Heal equal to the number of dice that knocked</text:p>
              </text:list-item>
            </text:list>
          </table:table-cell>
          <table:table-cell table:style-name="Table2.A1" office:value-type="string">
            <text:list xml:id="list194740028070761" text:continue-list="list194739536711817" text:style-name="WWNum1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Rebound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list xml:id="list194739213222977" text:continue-list="list194740981900146" text:style-name="WWNum2">
              <text:list-item>
                <text:p text:style-name="P23">Charge</text:p>
              </text:list-item>
              <text:list-item>
                <text:p text:style-name="P23">Extra Knock (3)</text:p>
              </text:list-item>
              <text:list-item>
                <text:p text:style-name="P23">You must make an immediate ½ move in a random direction, if you hit a solid object, you take damage as though you were knocked into that object</text:p>
              </text:list-item>
            </text:list>
          </table:table-cell>
          <table:table-cell table:style-name="Table2.A1" office:value-type="string">
            <text:list xml:id="list194739347141585" text:continue-list="list194740028070761" text:style-name="WWNum1">
              <text:list-item>
                <text:p text:style-name="P16">Burn -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Reflexiv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94740081427896" text:continue-list="list194739213222977" text:style-name="WWNum2">
              <text:list-item>
                <text:p text:style-name="P23">You can substitute Reflex for one other save</text:p>
              </text:list-item>
              <text:list-item>
                <text:p text:style-name="P25">Muscle</text:p>
              </text:list-item>
              <text:list-item>
                <text:p text:style-name="P25"><text:soft-page-break/>Skill</text:p>
              </text:list-item>
              <text:list-item>
                <text:p text:style-name="P25">Toughness</text:p>
              </text:list-item>
            </text:list>
          </table:table-cell>
          <table:table-cell table:style-name="Table2.A1" office:value-type="string">
            <text:list xml:id="list194740089367982" text:continue-list="list194739347141585" text:style-name="WWNum1">
              <text:list-item>
                <text:p text:style-name="P16">Another Stat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kating</text:p>
          </table:table-cell>
          <table:table-cell table:style-name="Table2.A1" office:value-type="string">
            <text:p text:style-name="P7">Movemen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94739348353754" text:continue-list="list194740081427896" text:style-name="WWNum2">
              <text:list-item>
                <text:p text:style-name="P23">Run (12)</text:p>
              </text:list-item>
              <text:list-item>
                <text:p text:style-name="P23">Overland (3)</text:p>
              </text:list-item>
            </text:list>
          </table:table-cell>
          <table:table-cell table:style-name="Table2.A1" office:value-type="string">
            <text:list xml:id="list194740044106638" text:continue-list="list194740089367982" text:style-name="WWNum1">
              <text:list-item>
                <text:p text:style-name="P16">Burn -1 / x3 / -- / 10P</text:p>
              </text:list-item>
              <text:list-item>
                <text:p text:style-name="P16">Motion Blur -- +1 Defenses when you make a full move / x1 / +1B / 10P</text:p>
              </text:list-item>
              <text:list-item>
                <text:p text:style-name="P16">Move / x3 / +1B / 10P</text:p>
              </text:list-item>
              <text:list-item>
                <text:p text:style-name="P16">Overland +1 / x3 / +0B / 10P<text:bookmark text:name="_GoBack"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6">Speed Drain</text:p>
          </table:table-cell>
          <table:table-cell table:style-name="Table2.A1" office:value-type="string">
            <text:p text:style-name="P7">Attack, Ranged, One Targe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list xml:id="list194739468647427" text:continue-list="list194739348353754" text:style-name="WWNum2">
              <text:list-item>
                <text:p text:style-name="P23">Range Band (5)</text:p>
              </text:list-item>
              <text:list-item>
                <text:p text:style-name="P23">Slow (2) (Reflex)</text:p>
              </text:list-item>
              <text:list-item>
                <text:p text:style-name="P27">Fast (2)</text:p>
              </text:list-item>
            </text:list>
          </table:table-cell>
          <table:table-cell table:style-name="Table2.A1" office:value-type="string">
            <text:list xml:id="list194739859201677" text:continue-list="list194740044106638" text:style-name="WWNum1">
              <text:list-item>
                <text:p text:style-name="P17">Accuracy +2 / x2 / +0B / 10P</text:p>
              </text:list-item>
              <text:list-item>
                <text:p text:style-name="P17">Burn -1 / x3 / -- / 10P</text:p>
              </text:list-item>
              <text:list-item>
                <text:p text:style-name="P16">Range +1 / x3 / +0B / 10P</text:p>
              </text:list-item>
              <text:list-item>
                <text:p text:style-name="P16">Save DL +2 / x3 / +1B / 10P</text:p>
              </text:list-item>
              <text:list-item>
                <text:p text:style-name="P19">Slow +1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Wade In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94740165090465" text:continue-numbering="true" text:style-name="WWNum1">
              <text:list-item>
                <text:p text:style-name="P24">You can make a 1 hex move after attacking as long as you end up next to an enemy</text:p>
              </text:list-item>
            </text:list>
          </table:table-cell>
          <table:table-cell table:style-name="Table2.A1" office:value-type="string">
            <text:list xml:id="list194740934348879" text:continue-numbering="true" text:style-name="WWNum1">
              <text:list-item>
                <text:p text:style-name="P16">Wade II – You can make a ½ move when you wade in / x1 / 1B / 10P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5</meta:editing-cycles>
    <meta:creation-date>2022-06-06T19:36:00</meta:creation-date>
    <dc:date>2022-11-14T19:47:38.752000000</dc:date>
    <meta:editing-duration>PT4H21M34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1" meta:word-count="657" meta:character-count="2639" meta:non-whitespace-character-count="2209"/>
    <meta:user-defined meta:name="AppVersion">16.0000</meta:user-defined>
    <meta:template xlink:type="simple" xlink:actuate="onRequest" xlink:title="Normal.dotm" xlink:href=""/>
  </office:meta>
</office:document-meta>
</file>